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410000022DBC6F001A337EA252.png" manifest:media-type="image/png"/>
  <manifest:file-entry manifest:full-path="Pictures/100000000000031A0000027B5E466B56E889509D.png" manifest:media-type="image/png"/>
  <manifest:file-entry manifest:full-path="Pictures/100000000000029F000001FCA4F08D63AD73BD54.png" manifest:media-type="image/png"/>
  <manifest:file-entry manifest:full-path="Pictures/10000000000002C60000022EBAE2A92592B52217.png" manifest:media-type="image/png"/>
  <manifest:file-entry manifest:full-path="Pictures/100000000000040E00000306016DA13FA76F241D.png" manifest:media-type="image/png"/>
  <manifest:file-entry manifest:full-path="Pictures/10000000000001C9000000EE0179BFCC4B0E6F3A.png" manifest:media-type="image/png"/>
  <manifest:file-entry manifest:full-path="Pictures/1000000000000315000001D157F154AD8C3C7CC6.png" manifest:media-type="image/png"/>
  <manifest:file-entry manifest:full-path="Pictures/1000000000000384000002886F9403933A26E730.png" manifest:media-type="image/png"/>
  <manifest:file-entry manifest:full-path="Pictures/10000000000002CB000002021326F5FB0D94C47D.png" manifest:media-type="image/png"/>
  <manifest:file-entry manifest:full-path="Pictures/1000000000000376000001CB7C9E25ECBAF36690.png" manifest:media-type="image/png"/>
  <manifest:file-entry manifest:full-path="Pictures/1000000000000262000001636B446ED62BC2B174.png" manifest:media-type="image/png"/>
  <manifest:file-entry manifest:full-path="Pictures/1000000000000303000001A2E784B7956F118C9D.png" manifest:media-type="image/png"/>
  <manifest:file-entry manifest:full-path="Pictures/10000000000002FD000001B2171BCD0163A1E309.png" manifest:media-type="image/png"/>
  <manifest:file-entry manifest:full-path="Pictures/100000000000029200000175DAC1C6416468258E.png" manifest:media-type="image/png"/>
  <manifest:file-entry manifest:full-path="Pictures/10000000000003270000018E970EEFC7F39CB3F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Standard">
      <style:text-properties officeooo:rsid="0002f3e2" officeooo:paragraph-rsid="0002f3e2"/>
    </style:style>
    <style:style style:name="P3" style:family="paragraph" style:parent-style-name="Standard">
      <style:paragraph-properties fo:break-before="page"/>
      <style:text-properties officeooo:rsid="0002f3e2" officeooo:paragraph-rsid="0002f3e2"/>
    </style:style>
    <style:style style:name="P4" style:family="paragraph" style:parent-style-name="Standard" style:master-page-name="">
      <style:paragraph-properties style:page-number="auto" fo:break-before="auto" fo:break-after="auto"/>
      <style:text-properties officeooo:rsid="0002f3e2" officeooo:paragraph-rsid="0002f3e2"/>
    </style:style>
    <style:style style:name="P5" style:family="paragraph" style:parent-style-name="Standard" style:master-page-name="">
      <style:paragraph-properties style:page-number="auto" fo:break-before="auto" fo:break-after="auto"/>
      <style:text-properties officeooo:rsid="0002f3e2" officeooo:paragraph-rsid="0002f3e2"/>
    </style:style>
    <style:style style:name="P6" style:family="paragraph" style:parent-style-name="Standard" style:master-page-name="">
      <style:paragraph-properties style:page-number="auto" fo:break-before="auto" fo:break-after="auto"/>
      <style:text-properties officeooo:rsid="0002f3e2" officeooo:paragraph-rsid="0002f3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pias de seguridad en W10</text:h>
      <text:p text:style-name="P2"><draw:frame draw:style-name="fr1" draw:name="Imagen1" text:anchor-type="char" svg:x="1.081cm" svg:y="1.466cm" svg:width="13.778cm" svg:height="11.017cm" draw:z-index="0"><draw:image xlink:href="Pictures/100000000000031A0000027B5E466B56E889509D.png" xlink:type="simple" xlink:show="embed" xlink:actuate="onLoad" draw:mime-type="image/png"/></draw:frame>Wuke <draw:frame draw:style-name="fr1" draw:name="Imagen2" text:anchor-type="char" svg:x="1.178cm" svg:y="13.758cm" svg:width="14.106cm" svg:height="11.084cm" draw:z-index="1"><draw:image xlink:href="Pictures/10000000000002C60000022EBAE2A92592B52217.png" xlink:type="simple" xlink:show="embed" xlink:actuate="onLoad" draw:mime-type="image/png"/></draw:frame>Zhang 1-ASIR</text:p>
      <text:p text:style-name="P3"><draw:frame draw:style-name="fr2" draw:name="Imagen3" text:anchor-type="char" svg:width="10.638cm" svg:height="8.052cm" draw:z-index="2"><draw:image xlink:href="Pictures/100000000000029F000001FCA4F08D63AD73BD54.png" xlink:type="simple" xlink:show="embed" xlink:actuate="onLoad" draw:mime-type="image/png"/></draw:frame><draw:frame draw:style-name="fr1" draw:name="Imagen4" text:anchor-type="char" svg:x="2.672cm" svg:y="8.804cm" svg:width="12.091cm" svg:height="6.297cm" draw:z-index="3"><draw:image xlink:href="Pictures/10000000000001C9000000EE0179BFCC4B0E6F3A.png" xlink:type="simple" xlink:show="embed" xlink:actuate="onLoad" draw:mime-type="image/png"/></draw:frame><draw:frame draw:style-name="fr1" draw:name="Imagen6" text:anchor-type="char" svg:x="0.12cm" svg:y="16.665cm" svg:width="17cm" svg:height="10.019cm" draw:z-index="5"><draw:image xlink:href="Pictures/1000000000000315000001D157F154AD8C3C7CC6.png" xlink:type="simple" xlink:show="embed" xlink:actuate="onLoad" draw:mime-type="image/png"/></draw:frame></text:p>
      <text:p text:style-name="P3"><draw:frame draw:style-name="fr1" draw:name="Imagen5" text:anchor-type="char" svg:x="0.145cm" svg:y="-0.455cm" svg:width="17cm" svg:height="12.675cm" draw:z-index="4"><draw:image xlink:href="Pictures/100000000000040E00000306016DA13FA76F241D.png" xlink:type="simple" xlink:show="embed" xlink:actuate="onLoad" draw:mime-type="image/png"/></draw:frame><draw:frame draw:style-name="fr1" draw:name="Imagen7" text:anchor-type="char" svg:x="0.002cm" svg:y="13.06cm" svg:width="17cm" svg:height="11.367cm" draw:z-index="6"><draw:image xlink:href="Pictures/10000000000003410000022DBC6F001A337EA252.png" xlink:type="simple" xlink:show="embed" xlink:actuate="onLoad" draw:mime-type="image/png"/></draw:frame></text:p>
      <text:p text:style-name="P3"><draw:frame draw:style-name="fr2" draw:name="Imagen8" text:anchor-type="char" svg:width="15.741cm" svg:height="11.333cm" draw:z-index="7"><draw:image xlink:href="Pictures/1000000000000384000002886F9403933A26E730.png" xlink:type="simple" xlink:show="embed" xlink:actuate="onLoad" draw:mime-type="image/png"/></draw:frame><draw:frame draw:style-name="fr1" draw:name="Imagen9" text:anchor-type="char" svg:x="0.095cm" svg:y="12.771cm" svg:width="17cm" svg:height="12.22cm" draw:z-index="8"><draw:image xlink:href="Pictures/10000000000002CB000002021326F5FB0D94C47D.png" xlink:type="simple" xlink:show="embed" xlink:actuate="onLoad" draw:mime-type="image/png"/></draw:frame></text:p>
      <text:p text:style-name="P3"><draw:frame draw:style-name="fr1" draw:name="Imagen10" text:anchor-type="char" svg:x="0.667cm" svg:y="-1.362cm" svg:width="15.284cm" svg:height="7.918cm" draw:z-index="9"><draw:image xlink:href="Pictures/1000000000000376000001CB7C9E25ECBAF36690.png" xlink:type="simple" xlink:show="embed" xlink:actuate="onLoad" draw:mime-type="image/png"/></draw:frame><draw:frame draw:style-name="fr1" draw:name="Imagen11" text:anchor-type="char" svg:x="0.215cm" svg:y="7.026cm" svg:width="14.132cm" svg:height="8.225cm" draw:z-index="10"><draw:image xlink:href="Pictures/1000000000000262000001636B446ED62BC2B174.png" xlink:type="simple" xlink:show="embed" xlink:actuate="onLoad" draw:mime-type="image/png"/></draw:frame><draw:frame draw:style-name="fr1" draw:name="Imagen12" text:anchor-type="char" svg:x="0.048cm" svg:y="15.515cm" svg:width="17cm" svg:height="9.216cm" draw:z-index="11"><draw:image xlink:href="Pictures/1000000000000303000001A2E784B7956F118C9D.png" xlink:type="simple" xlink:show="embed" xlink:actuate="onLoad" draw:mime-type="image/png"/></draw:frame></text:p>
      <text:p text:style-name="P3"><draw:frame draw:style-name="fr1" draw:name="Imagen13" text:anchor-type="char" svg:x="0.834cm" svg:y="-0.914cm" svg:width="13.511cm" svg:height="7.664cm" draw:z-index="12"><draw:image xlink:href="Pictures/10000000000002FD000001B2171BCD0163A1E309.png" xlink:type="simple" xlink:show="embed" xlink:actuate="onLoad" draw:mime-type="image/png"/></draw:frame><draw:frame draw:style-name="fr1" draw:name="Imagen14" text:anchor-type="char" svg:x="1.058cm" svg:y="7.481cm" svg:width="14.54cm" svg:height="8.241cm" draw:z-index="13"><draw:image xlink:href="Pictures/100000000000029200000175DAC1C6416468258E.png" xlink:type="simple" xlink:show="embed" xlink:actuate="onLoad" draw:mime-type="image/png"/></draw:frame><draw:frame draw:style-name="fr1" draw:name="Imagen15" text:anchor-type="char" svg:x="-0.409cm" svg:y="17.189cm" svg:width="17cm" svg:height="8.384cm" draw:z-index="14"><draw:image xlink:href="Pictures/10000000000003270000018E970EEFC7F39CB3FD.png" xlink:type="simple" xlink:show="embed" xlink:actuate="onLoad" draw:mime-type="image/png"/></draw:frame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3T09:05:18.891000000</meta:creation-date>
    <dc:date>2024-02-23T09:33:18.021000000</dc:date>
    <meta:editing-duration>PT27M59S</meta:editing-duration>
    <meta:editing-cycles>1</meta:editing-cycles>
    <meta:document-statistic meta:table-count="0" meta:image-count="15" meta:object-count="0" meta:page-count="6" meta:paragraph-count="2" meta:word-count="8" meta:character-count="43" meta:non-whitespace-character-count="37"/>
    <meta:generator>LibreOffice/7.5.0.3$Windows_X86_64 LibreOffice_project/c21113d003cd3efa8c53188764377a8272d9d6de</meta:generator>
  </office:meta>
</office:document-meta>
</file>